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0d36" officeooo:paragraph-rsid="00130d36"/>
    </style:style>
    <style:style style:name="P2" style:family="paragraph" style:parent-style-name="Standard">
      <style:text-properties officeooo:paragraph-rsid="00130d36"/>
    </style:style>
    <style:style style:name="T1" style:family="text">
      <style:text-properties officeooo:rsid="00130d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udiant 4 </text:p>
      <text:p text:style-name="P1">Conclusion</text:p>
      <text:p text:style-name="P1">Etat d’avancement</text:p>
      <text:p text:style-name="P1"/>
      <text:p text:style-name="P1">- Pour la revue 1 ce qui à été réalisez est d’avoir compris le contexte du projet</text:p>
      <text:p text:style-name="P2"><text:span text:style-name="T1">d’avoir analyser tous ce que je devrais faire par la suite pour réussir ma tache.</text:span></text:p>
      <text:p text:style-name="P1">- Il me reste à faire les IHM qui ne sont pas correct car je pensais pouvoir faire comme cela.</text:p>
      <text:p text:style-name="P1">Ensuite il faudra installer debian sur le serveur VMWare puis mariaDB</text:p>
      <text:p text:style-name="P1">Il faudra créer la base de donnée avec toutes les tables correspondantes ainsi que la réalisation de l’interface web pour le responsable MDL</text:p>
      <text:p text:style-name="P1"/>
      <text:p text:style-name="P1">→ Les difficultés rencontré ont été la réalisation des diagrammes de séquences et bien comprendre comment le liens de transfert allais ce faire entre l’interface web et la base de donnée lorsque le responsable MDL va gérer les utilisateurs les matériels et associer les matériels aux casier.</text:p>
      <text:p text:style-name="P1"/>
      <text:p text:style-name="P1">→ Je pense qui’il y’aura des difficultés a venir pour la conception de la base de donnée</text:p>
      <text:p text:style-name="P1"/>
      <text:p text:style-name="P1">→ Apport</text:p>
      <text:p text:style-name="P1">Pour moi ce projet apporte beaucoup de connaissance enrichissante et permet de réaliser un gros projet en groupe que je n’ai pas eu l’occasion de vraiment faire sauf en sti2d.</text:p>
      <text:p text:style-name="P1">J’aime bien travaillé en groupe et voir l’avancement de notre projet au file du tem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2T16:17:17.851000000</meta:creation-date>
    <dc:date>2020-02-02T16:25:09.641000000</dc:date>
    <meta:editing-duration>PT7M54S</meta:editing-duration>
    <meta:editing-cycles>1</meta:editing-cycles>
    <meta:document-statistic meta:table-count="0" meta:image-count="0" meta:object-count="0" meta:page-count="1" meta:paragraph-count="13" meta:word-count="202" meta:character-count="1151" meta:non-whitespace-character-count="961"/>
    <meta:generator>LibreOffice/6.4.0.3$Windows_X86_64 LibreOffice_project/b0a288ab3d2d4774cb44b62f04d5d28733ac6df8</meta:generator>
  </office:meta>
</office:document-meta>
</file>